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95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 style:data-style-name="N100">
      <style:table-cell-properties fo:background-color="#ffffcc"/>
      <style:text-properties style:text-position="" style:font-name="Courier New"/>
    </style:style>
    <style:style style:name="ce11" style:family="table-cell" style:parent-style-name="Default" style:data-style-name="N100">
      <style:text-properties style:text-position="" style:font-name="Courier New"/>
    </style:style>
    <style:style style:name="ce12" style:family="table-cell" style:parent-style-name="Default" style:data-style-name="N100">
      <style:table-cell-properties fo:background-color="#e6e6e6"/>
      <style:text-properties style:text-position=""/>
    </style:style>
    <style:style style:name="ce13" style:family="table-cell" style:parent-style-name="Default" style:data-style-name="N100">
      <style:text-properties style:text-position=""/>
    </style:style>
    <style:style style:name="ce14" style:family="table-cell" style:parent-style-name="Default" style:data-style-name="N100">
      <style:table-cell-properties fo:background-color="#ffcc99"/>
      <style:text-properties style:text-position=""/>
    </style:style>
    <style:style style:name="ce15" style:family="table-cell" style:parent-style-name="Default" style:data-style-name="N100">
      <style:table-cell-properties fo:background-color="#ffcc99"/>
      <style:text-properties style:use-window-font-color="true" style:text-position=""/>
    </style:style>
    <style:style style:name="ce16" style:family="table-cell" style:parent-style-name="Default" style:data-style-name="N100">
      <style:table-cell-properties fo:background-color="#e6e6e6"/>
      <style:text-properties style:text-position="" style:font-name="Courier New" fo:font-size="12pt" fo:font-weight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text-position=""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49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2" table:number-columns-repeated="6"/>
          <table:table-cell table:style-name="ce13" table:number-columns-repeated="250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2" table:number-columns-repeated="6"/>
          <table:table-cell table:style-name="ce13" table:number-columns-repeated="250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gbo40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gbo40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DIN41651_40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1">
          <table:table-cell table:style-name="ce2" table:number-columns-repeated="6"/>
          <table:table-cell table:style-name="ce13" table:number-columns-repeated="250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1_re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2_blue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3_black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4_gree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fan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therm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aux0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1M1_red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1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1M2_blue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1M3_black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1M4_green</text:p>
          </table:table-cell>
          <table:table-cell table:style-name="ce11" table:number-columns-repeated="249"/>
        </table:table-row>
        <table:table-row table:style-name="ro1">
          <table:table-cell table:style-name="ce4" office:value-type="string">
            <text:p>15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1">
          <table:table-cell table:style-name="ce4" office:value-type="string">
            <text:p>1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fan1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therm1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_endstop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aux1</text:p>
          </table:table-cell>
          <table:table-cell table:style-name="ce11" table:number-columns-repeated="249"/>
        </table:table-row>
        <table:table-row table:style-name="ro1">
          <table:table-cell table:style-name="ce7" office:value-type="string">
            <text:p>21</text:p>
          </table:table-cell>
          <table:table-cell table:style-name="ce4" office:value-type="string">
            <text:p>2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22</text:p>
          </table:table-cell>
          <table:table-cell table:style-name="ce4" office:value-type="string">
            <text:p>2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23</text:p>
          </table:table-cell>
          <table:table-cell table:style-name="ce4" office:value-type="string">
            <text:p>2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XM_re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24</text:p>
          </table:table-cell>
          <table:table-cell table:style-name="ce4" office:value-type="string">
            <text:p>2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XM_blue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25</text:p>
          </table:table-cell>
          <table:table-cell table:style-name="ce4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XM_black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26</text:p>
          </table:table-cell>
          <table:table-cell table:style-name="ce4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XM_gree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27</text:p>
          </table:table-cell>
          <table:table-cell table:style-name="ce4" office:value-type="string">
            <text:p>2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28</text:p>
          </table:table-cell>
          <table:table-cell table:style-name="ce4" office:value-type="string">
            <text:p>2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29</text:p>
          </table:table-cell>
          <table:table-cell table:style-name="ce4" office:value-type="string">
            <text:p>2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30</text:p>
          </table:table-cell>
          <table:table-cell table:style-name="ce4" office:value-type="string">
            <text:p>30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Heat1</text:p>
          </table:table-cell>
          <table:table-cell table:style-name="ce11" table:number-columns-repeated="249"/>
        </table:table-row>
        <table:table-row table:style-name="ro1">
          <table:table-cell table:style-name="ce7" office:value-type="string">
            <text:p>31</text:p>
          </table:table-cell>
          <table:table-cell table:style-name="ce4" office:value-type="string">
            <text:p>3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Heat1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32</text:p>
          </table:table-cell>
          <table:table-cell table:style-name="ce4" office:value-type="string">
            <text:p>3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Heat1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33</text:p>
          </table:table-cell>
          <table:table-cell table:style-name="ce4" office:value-type="string">
            <text:p>3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Heat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34</text:p>
          </table:table-cell>
          <table:table-cell table:style-name="ce4" office:value-type="string">
            <text:p>3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Heat1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35</text:p>
          </table:table-cell>
          <table:table-cell table:style-name="ce4" office:value-type="string">
            <text:p>3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36</text:p>
          </table:table-cell>
          <table:table-cell table:style-name="ce4" office:value-type="string">
            <text:p>3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37</text:p>
          </table:table-cell>
          <table:table-cell table:style-name="ce4" office:value-type="string">
            <text:p>3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38</text:p>
          </table:table-cell>
          <table:table-cell table:style-name="ce4" office:value-type="string">
            <text:p>3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39</text:p>
          </table:table-cell>
          <table:table-cell table:style-name="ce4" office:value-type="string">
            <text:p>3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>
          <table:table-cell table:style-name="ce7" office:value-type="string">
            <text:p>40</text:p>
          </table:table-cell>
          <table:table-cell table:style-name="ce4" office:value-type="string">
            <text:p>40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1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/>
          <table:table-cell table:style-name="ce11" table:number-columns-repeated="249"/>
        </table:table-row>
        <table:table-row table:style-name="ro1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 table:number-columns-repeated="250"/>
        </table:table-row>
        <table:table-row table:style-name="ro1" table:number-rows-repeated="41">
          <table:table-cell table:style-name="ce7" table:number-columns-repeated="6"/>
          <table:table-cell table:style-name="ce11" table:number-columns-repeated="250"/>
        </table:table-row>
        <table:table-row table:style-name="ro1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7-02T13:50:22</dc:date>
    <dc:language>de-DE</dc:language>
    <meta:editing-cycles>38</meta:editing-cycles>
    <meta:editing-duration>PT2H57M58S</meta:editing-duration>
    <dc:creator>miloh </dc:creator>
    <meta:document-statistic meta:table-count="3" meta:cell-count="362" meta:object-count="0"/>
    <meta:user-defined meta:name="Info 1"/>
    <meta:user-defined meta:name="Info 2"/>
    <meta:user-defined meta:name="Info 3"/>
    <meta:user-defined meta:name="Info 4"/>
  </office:meta>
</office:document-meta>
</file>